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40a" officeooo:paragraph-rsid="0017040a"/>
    </style:style>
    <style:style style:name="P2" style:family="paragraph" style:parent-style-name="Standard">
      <style:text-properties officeooo:rsid="0017c889" officeooo:paragraph-rsid="0017c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s de Datos</text:p>
      <text:p text:style-name="P1">Clase 8 – 12/05/2020</text:p>
      <text:p text:style-name="P1">PROXIMA CLASE PARCIAL </text:p>
      <text:p text:style-name="P1"/>
      <text:p text:style-name="P1">Consultar varias tablas </text:p>
      <text:p text:style-name="P1">INNER JOIN</text:p>
      <text:p text:style-name="P1">Producto Catesiano – todas las combinaciones posibles de una tabla con otra</text:p>
      <text:p text:style-name="P2">LEFT JOIN</text:p>
      <text:p text:style-name="P2">RIGHT JOIN<text:line-break/>FULL JOIN</text:p>
      <text:p text:style-name="P2">CROSS JOIN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9:08:47.758506653</meta:creation-date>
    <dc:date>2021-05-12T20:45:12.943885038</dc:date>
    <meta:editing-duration>PT1H6M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3" meta:character-count="204" meta:non-whitespace-character-count="176"/>
  </office:meta>
</office:document-meta>
</file>